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24" table:default-cell-style-name="ce1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A4:.H4])" office:value-type="float" office:value="255" calcext:value-type="float">
            <text:p>255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  <style:style style:name="Input" style:family="table-cell" style:parent-style-name="Default" style:data-style-name="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.00.0000</text:date>, <text:time style:data-style-name="N2" text:time-value="07:35:30.35802375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07:34:33.941036032</meta:creation-date>
    <dc:date>2019-01-31T07:43:58.188181761</dc:date>
    <meta:editing-duration>PT9M25S</meta:editing-duration>
    <meta:editing-cycles>1</meta:editing-cycles>
    <meta:document-statistic meta:table-count="1" meta:cell-count="51" meta:object-count="0"/>
    <meta:generator>LibreOffice/6.0.7.3$Linux_X86_64 LibreOffice_project/00m0$Build-3</meta:generator>
  </office:meta>
</office:document-meta>
</file>